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2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ro6" style:family="table-row">
      <style:table-row-properties style:row-height="1.499cm" fo:break-before="auto" style:use-optimal-row-height="true"/>
    </style:style>
    <style:style style:name="ro7" style:family="table-row">
      <style:table-row-properties style:row-height="1cm" fo:break-before="auto" style:use-optimal-row-height="true"/>
    </style:style>
    <style:style style:name="ro8" style:family="table-row">
      <style:table-row-properties style:row-height="1.446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3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1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4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/>
          <table:table-cell table:style-name="ce8"/>
          <table:table-cell table:style-name="ce22"/>
          <table:table-cell table:style-name="ce31" table:number-columns-repeated="6"/>
          <table:table-cell table:number-columns-repeated="1015"/>
        </table:table-row>
        <table:table-row table:style-name="ro2">
          <table:table-cell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3">
          <table:table-cell table:style-name="ce3" table:number-columns-repeated="2"/>
          <table:table-cell table:style-name="ce20"/>
          <table:table-cell table:style-name="ce32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4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 table:number-columns-repeated="2"/>
          <table:table-cell table:style-name="ce33"/>
          <table:table-cell table:style-name="ce3" office:value-type="string">
            <text:p>)</text:p>
          </table:table-cell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6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 table:number-rows-repeated="2">
          <table:table-cell table:style-name="ce3" table:number-columns-repeated="2"/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5"/>
          <table:table-cell table:style-name="ce3" table:number-columns-repeated="2"/>
          <table:table-cell table:style-name="ce33"/>
          <table:table-cell table:style-name="ce3"/>
          <table:table-cell table:style-name="ce34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 table:number-columns-repeated="2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0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9">
          <table:table-cell table:style-name="ce3" table:number-columns-repeated="2"/>
          <table:table-cell table:style-name="ce20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23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5">
          <table:table-cell table:style-name="ce3" table:number-columns-repeated="2"/>
          <table:table-cell table:style-name="ce1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 office:value-type="string">
            <text:p>-*</text:p>
          </table:table-cell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4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4"/>
          <table:table-cell table:style-name="ce3" table:number-columns-repeated="2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7">
          <table:table-cell table:style-name="ce3" table:number-columns-repeated="2"/>
          <table:table-cell table:style-name="ce6"/>
          <table:table-cell table:style-name="ce3" table:number-columns-repeated="3"/>
          <table:table-cell table:style-name="ce33"/>
          <table:table-cell table:style-name="ce34" table:number-columns-repeated="2"/>
          <table:table-cell table:number-columns-repeated="1015"/>
        </table:table-row>
        <table:table-row table:style-name="ro1" table:number-rows-repeated="21">
          <table:table-cell table:style-name="ce3" table:number-columns-repeated="2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103">
          <table:table-cell table:style-name="ce3" table:number-columns-repeated="6"/>
          <table:table-cell table:style-name="ce33"/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4"/>
          <table:table-cell table:style-name="ce3" table:number-columns-repeated="3"/>
          <table:table-cell table:style-name="ce33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5"/>
          <table:table-cell table:number-columns-repeated="3"/>
          <table:table-cell table:style-name="ce33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7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8" table:formula="of:=COUNTBLANK([.$C$2:.C29])" office:value-type="float" office:value="28">
            <text:p>28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8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9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8" table:formula="of:=COUNTA([.$B$2:.$B2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30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8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8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8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8" table:formula="of:=COUNTIF([.$C$2:.$C29];[.B2997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8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7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PHOTO 起きた時刻（夜中）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20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sax / 演奏、play / s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体操 / hip-hopダンス、ヒップホップ / h-2020-042X-X / id=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harp / 演奏 / h-2020-04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8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3589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5">
          <table:table-cell table:style-name="ce7" office:value-type="string">
            <text:p>*</text:p>
          </table:table-cell>
          <table:table-cell table:style-name="ce21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7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30">2020/04/30</text:date>, <text:time>08:03:1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4-30T08:03:11.31</dc:date>
    <dc:creator>iwabuchi ken</dc:creator>
    <meta:editing-duration>P19DT22H23M43S</meta:editing-duration>
    <meta:editing-cycles>7868</meta:editing-cycles>
    <meta:document-statistic meta:table-count="1" meta:cell-count="133" meta:object-count="0"/>
  </office:meta>
</office:document-meta>
</file>